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28.39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22.51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17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19" style:family="table-cell" style:parent-style-name="Default">
      <style:table-cell-properties fo:background-color="#add58a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DejaVu Sans" style:language-complex="hi" style:country-complex="IN" fo:language="en" fo:country="US" fo:text-shadow="none" fo:font-style="normal" style:text-underline-style="none" style:text-underline-color="font-color" style:font-name="DejaVu Sans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DejaVu Sans" style:text-overline-style="none" style:text-overline-color="font-color" style:text-emphasize="none" style:font-style-asian="normal" style:font-weight-asian="normal" style:font-size-asian="10pt" style:font-name-asian="DejaVu Sans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DejaVu Sans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number-columns-repeated="2" table:style-name="ce5" office:value-type="string" calcext:value-type="string">
            <text:p>Dynamips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</text:p>
          </table:table-cell>
          <table:table-cell table:style-name="ce5" office:value-type="string" calcext:value-type="string">
            <text:p>Cisco CSR-ng</text:p>
          </table:table-cell>
          <table:table-cell table:style-name="ce5" office:value-type="string" calcext:value-type="string">
            <text:p>Juniper vMX</text:p>
          </table:table-cell>
          <table:table-cell table:style-name="ce5" office:value-type="string" calcext:value-type="string">
            <text:p>Nokia VSR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2">         CCNA3 okrem switching + CCNA4</text:span></text:p>
            <text:p><text:span text:style-name="T2">PrS1 – Projektovanie sietí 1</text:span></text:p>
            <text:p><text:span text:style-name="T3">PrS2 – Projektovanie sietí 2</text:span></text:p>
            <text:p><text:span text:style-name="T4">CCNP-R – CCNP Routing</text:span></text:p>
            <text:p><text:span text:style-name="T3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1">
          <table:table-cell table:style-name="ce1"/>
          <table:table-cell table:style-name="ce5" table:number-columns-repeated="10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9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1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working on 15.0 - not working on 12.2</text:p>
          </table:table-cell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working on 15.0 - not working on 12.2</text:p>
          </table:table-cell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1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17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7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ynamické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/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/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/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7" office:value-type="string" calcext:value-type="string">
            <text:p>working on 12.4, and 15.2(2.3)T</text:p>
          </table:table-cell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4"/>
          <table:table-cell table:style-name="ce17"/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9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8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5"/>
          <table:table-cell table:style-name="ce19"/>
          <table:table-cell table:style-name="ce5" table:number-columns-repeated="2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17"/>
          <table:table-cell table:style-name="ce5" table:number-columns-repeated="4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17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17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5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QinQ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RSPAN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RSPAN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6"/>
          <table:table-cell table:style-name="ce8" table:number-columns-repeated="9"/>
          <table:table-cell table:number-columns-repeated="1004"/>
        </table:table-row>
        <table:table-row table:style-name="ro1" table:number-rows-repeated="144">
          <table:table-cell table:style-name="Default"/>
          <table:table-cell table:number-columns-repeated="1023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6:17:30.38409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9T07:51:17.845756076</dc:date>
    <meta:editing-duration>PT3H44M23S</meta:editing-duration>
    <meta:editing-cycles>56</meta:editing-cycles>
    <meta:generator>LibreOffice/6.0.0.3$Linux_X86_64 LibreOffice_project/00m0$Build-3</meta:generator>
    <meta:document-statistic meta:table-count="1" meta:cell-count="223" meta:object-count="0"/>
  </office:meta>
</office:document-meta>
</file>